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1c1c1c" draw:marker-start-width="0.321cm" draw:marker-end-width="0.321cm" draw:fill="none" draw:textarea-horizontal-align="justify" draw:textarea-vertical-align="middle" draw:auto-grow-height="false" fo:min-height="0.648cm" fo:min-width="0.398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1c1c1c" draw:marker-start-width="0.321cm" draw:marker-end-width="0.321cm" draw:fill="none" draw:textarea-horizontal-align="justify" draw:textarea-vertical-align="middle" draw:auto-grow-height="false" fo:min-height="0.648cm" fo:min-width="0.398cm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svg:stroke-color="#1c1c1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1c1c1c" draw:marker-start-width="0.321cm" draw:marker-end="" draw:marker-end-width="0.321cm" draw:fill="none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svg:stroke-width="0.081cm" svg:stroke-color="#1c1c1c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svg:stroke-width="0.081cm" svg:stroke-color="#1c1c1c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1cm" svg:stroke-color="#1c1c1c" draw:marker-start-width="0.321cm" draw:marker-end="" draw:marker-end-width="0.321cm" draw:fill="solid" draw:fill-color="#000000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11" style:family="graphic" style:parent-style-name="standard">
      <style:graphic-properties draw:stroke="solid" svg:stroke-width="0.081cm" svg:stroke-color="#1c1c1c" draw:marker-start-width="0.321cm" draw:marker-end="" draw:marker-end-width="0.321cm" draw:fill="solid" draw:fill-color="#ff0000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8.62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27cm" svg:height="1.27cm" svg:x="10.62cm" svg:y="5.79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1.27cm" svg:x="6.62cm" svg:y="5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4.62cm" svg:y="7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7cm" svg:height="1.27cm" svg:x="8.62cm" svg:y="7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27cm" svg:height="1.27cm" svg:x="9.62cm" svg:y="9.79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27cm" svg:height="1.27cm" svg:x="7.62cm" svg:y="9.79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27cm" svg:height="1.27cm" svg:x="5.62cm" svg:y="9.79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27cm" svg:height="1.27cm" svg:x="3.62cm" svg:y="9.79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806cm" svg:y1="4.878cm" svg:x2="7.704cm" svg:y2="5.98cm" draw:start-shape="id1" draw:start-glue-point="7" draw:end-shape="id2" draw:end-glue-point="11" svg:d="M8806 4878l-1102 1102" svg:viewBox="0 0 1103 1103">
          <text:p text:style-name="P2">0 <text:s/></text:p>
          <text:p text:style-name="P2"/>
        </draw:connector>
        <draw:connector draw:style-name="gr3" draw:text-style-name="P1" draw:layer="layout" draw:type="line" svg:x1="6.806cm" svg:y1="6.878cm" svg:x2="5.704cm" svg:y2="7.98cm" draw:start-shape="id2" draw:start-glue-point="7" draw:end-shape="id3" draw:end-glue-point="11" svg:d="M6806 6878l-1102 1102" svg:viewBox="0 0 1103 1103">
          <text:p text:style-name="P2">0 <text:s/></text:p>
          <text:p text:style-name="P2"><text:s/></text:p>
        </draw:connector>
        <draw:connector draw:style-name="gr3" draw:text-style-name="P1" draw:layer="layout" draw:type="line" svg:x1="4.806cm" svg:y1="8.878cm" svg:x2="4.255cm" svg:y2="9.794cm" draw:start-shape="id3" draw:start-glue-point="7" draw:end-shape="id4" draw:end-glue-point="4" svg:d="M4806 8878l-551 916" svg:viewBox="0 0 552 917">
          <text:p text:style-name="P2">0 <text:s text:c="4"/></text:p>
        </draw:connector>
        <draw:connector draw:style-name="gr3" draw:text-style-name="P1" draw:layer="layout" draw:type="line" svg:x1="5.704cm" svg:y1="8.878cm" svg:x2="6.255cm" svg:y2="9.794cm" draw:start-shape="id3" draw:start-glue-point="9" draw:end-shape="id5" draw:end-glue-point="4" svg:d="M5704 8878l551 916" svg:viewBox="0 0 552 917">
          <text:p text:style-name="P2"><text:s text:c="5"/>1</text:p>
        </draw:connector>
        <draw:connector draw:style-name="gr3" draw:text-style-name="P1" draw:layer="layout" draw:type="line" svg:x1="8.806cm" svg:y1="8.878cm" svg:x2="8.255cm" svg:y2="9.794cm" draw:start-shape="id6" draw:start-glue-point="7" draw:end-shape="id7" draw:end-glue-point="4" svg:d="M8806 8878l-551 916" svg:viewBox="0 0 552 917">
          <text:p text:style-name="P2">0 <text:s text:c="4"/></text:p>
        </draw:connector>
        <draw:connector draw:style-name="gr3" draw:text-style-name="P1" draw:layer="layout" draw:type="line" svg:x1="9.704cm" svg:y1="8.878cm" svg:x2="10.255cm" svg:y2="9.794cm" draw:start-shape="id6" draw:start-glue-point="9" draw:end-shape="id8" draw:end-glue-point="4" svg:d="M9704 8878l551 916" svg:viewBox="0 0 552 917">
          <text:p text:style-name="P2"><text:s text:c="5"/>1</text:p>
        </draw:connector>
        <draw:connector draw:style-name="gr3" draw:text-style-name="P1" draw:layer="layout" draw:type="line" svg:x1="7.704cm" svg:y1="6.878cm" svg:x2="8.806cm" svg:y2="7.98cm" draw:start-shape="id2" draw:start-glue-point="9" draw:end-shape="id6" draw:end-glue-point="5" svg:d="M7704 6878l1102 1102" svg:viewBox="0 0 1103 1103">
          <text:p text:style-name="P2"><text:s text:c="2"/>1</text:p>
          <text:p text:style-name="P2"/>
        </draw:connector>
        <draw:connector draw:style-name="gr3" draw:text-style-name="P1" draw:layer="layout" draw:type="line" svg:x1="9.704cm" svg:y1="4.878cm" svg:x2="10.806cm" svg:y2="5.98cm" draw:start-shape="id1" draw:start-glue-point="9" draw:end-shape="id9" draw:end-glue-point="5" svg:d="M9704 4878l1102 1102" svg:viewBox="0 0 1103 1103">
          <text:p text:style-name="P2"><text:s text:c="3"/>1</text:p>
          <text:p text:style-name="P2"/>
        </draw:connector>
        <draw:custom-shape draw:style-name="gr4" draw:text-style-name="P1" xml:id="id10" draw:id="id10" draw:layer="layout" svg:width="1.27cm" svg:height="1.27cm" svg:x="8.62cm" svg:y="12.79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8" draw:id="id18" draw:layer="layout" svg:width="1.27cm" svg:height="1.27cm" svg:x="12.62cm" svg:y="14.794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1.27cm" svg:height="1.27cm" svg:x="4.62cm" svg:y="14.79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2" draw:id="id12" draw:layer="layout" svg:width="1.27cm" svg:height="1.27cm" svg:x="2.62cm" svg:y="16.794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1.27cm" svg:height="1.27cm" svg:x="6.62cm" svg:y="16.794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7" draw:id="id17" draw:layer="layout" svg:width="1.27cm" svg:height="1.27cm" svg:x="7.62cm" svg:y="18.79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6" draw:id="id16" draw:layer="layout" svg:width="1.27cm" svg:height="1.27cm" svg:x="5.62cm" svg:y="18.79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4" draw:id="id14" draw:layer="layout" svg:width="1.27cm" svg:height="1.27cm" svg:x="3.62cm" svg:y="18.794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3" draw:id="id13" draw:layer="layout" svg:width="1.27cm" svg:height="1.27cm" svg:x="1.62cm" svg:y="18.794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806cm" svg:y1="13.878cm" svg:x2="5.704cm" svg:y2="14.98cm" draw:start-shape="id10" draw:start-glue-point="7" draw:end-shape="id11" draw:end-glue-point="11" svg:d="M8806 13878l-3102 1102" svg:viewBox="0 0 3103 1103">
          <text:p/>
        </draw:connector>
        <draw:connector draw:style-name="gr5" draw:text-style-name="P1" draw:layer="layout" draw:type="line" svg:x1="4.806cm" svg:y1="15.878cm" svg:x2="3.704cm" svg:y2="16.98cm" draw:start-shape="id11" draw:start-glue-point="7" draw:end-shape="id12" draw:end-glue-point="11" svg:d="M4806 15878l-1102 1102" svg:viewBox="0 0 1103 1103">
          <text:p/>
        </draw:connector>
        <draw:connector draw:style-name="gr5" draw:text-style-name="P1" draw:layer="layout" draw:type="line" svg:x1="2.806cm" svg:y1="17.878cm" svg:x2="2.255cm" svg:y2="18.794cm" draw:start-shape="id12" draw:start-glue-point="7" draw:end-shape="id13" draw:end-glue-point="4" svg:d="M2806 17878l-551 916" svg:viewBox="0 0 552 917">
          <text:p/>
        </draw:connector>
        <draw:connector draw:style-name="gr5" draw:text-style-name="P1" draw:layer="layout" draw:type="line" svg:x1="3.704cm" svg:y1="17.878cm" svg:x2="4.255cm" svg:y2="18.794cm" draw:start-shape="id12" draw:start-glue-point="9" draw:end-shape="id14" draw:end-glue-point="4" svg:d="M3704 17878l551 916" svg:viewBox="0 0 552 917">
          <text:p/>
        </draw:connector>
        <draw:connector draw:style-name="gr5" draw:text-style-name="P1" draw:layer="layout" draw:type="line" svg:x1="6.806cm" svg:y1="17.878cm" svg:x2="6.255cm" svg:y2="18.794cm" draw:start-shape="id15" draw:start-glue-point="7" draw:end-shape="id16" draw:end-glue-point="4" svg:d="M6806 17878l-551 916" svg:viewBox="0 0 552 917">
          <text:p/>
        </draw:connector>
        <draw:connector draw:style-name="gr5" draw:text-style-name="P1" draw:layer="layout" draw:type="line" svg:x1="7.704cm" svg:y1="17.878cm" svg:x2="8.255cm" svg:y2="18.794cm" draw:start-shape="id15" draw:start-glue-point="9" draw:end-shape="id17" draw:end-glue-point="4" svg:d="M7704 17878l551 916" svg:viewBox="0 0 552 917">
          <text:p/>
        </draw:connector>
        <draw:connector draw:style-name="gr6" draw:text-style-name="P1" draw:layer="layout" draw:type="line" svg:x1="5.704cm" svg:y1="15.878cm" svg:x2="6.806cm" svg:y2="16.98cm" draw:start-shape="id11" draw:start-glue-point="9" draw:end-shape="id15" draw:end-glue-point="5" svg:d="M5704 15878l1102 1102" svg:viewBox="0 0 1103 1103">
          <text:p text:style-name="P2"><text:s text:c="2"/></text:p>
        </draw:connector>
        <draw:connector draw:style-name="gr6" draw:text-style-name="P1" draw:layer="layout" draw:type="line" svg:x1="9.704cm" svg:y1="13.878cm" svg:x2="12.806cm" svg:y2="14.98cm" draw:start-shape="id10" draw:start-glue-point="9" draw:end-shape="id18" draw:end-glue-point="5" svg:d="M9704 13878l3102 1102" svg:viewBox="0 0 3103 1103">
          <text:p text:style-name="P2"><text:s text:c="2"/></text:p>
        </draw:connector>
        <draw:custom-shape draw:style-name="gr4" draw:text-style-name="P1" xml:id="id19" draw:id="id19" draw:layer="layout" svg:width="1.27cm" svg:height="1.27cm" svg:x="10.62cm" svg:y="16.794cm">
          <text:p text:style-name="P2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2" draw:id="id22" draw:layer="layout" svg:width="1.27cm" svg:height="1.27cm" svg:x="14.62cm" svg:y="16.794cm">
          <text:p text:style-name="P2">8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3" draw:id="id23" draw:layer="layout" svg:width="1.27cm" svg:height="1.27cm" svg:x="13.62cm" svg:y="18.794cm">
          <text:p text:style-name="P2">9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0" draw:id="id20" draw:layer="layout" svg:width="1.27cm" svg:height="1.27cm" svg:x="9.62cm" svg:y="18.794cm">
          <text:p text:style-name="P2">5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1" draw:id="id21" draw:layer="layout" svg:width="1.27cm" svg:height="1.27cm" svg:x="11.62cm" svg:y="18.794cm">
          <text:p text:style-name="P2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2.806cm" svg:y1="15.878cm" svg:x2="11.704cm" svg:y2="16.98cm" draw:start-shape="id18" draw:start-glue-point="7" draw:end-shape="id19" draw:end-glue-point="11" svg:d="M12806 15878l-1102 1102" svg:viewBox="0 0 1103 1103">
          <text:p/>
        </draw:connector>
        <draw:connector draw:style-name="gr7" draw:text-style-name="P3" draw:layer="layout" draw:type="line" svg:x1="10.806cm" svg:y1="17.878cm" svg:x2="10.255cm" svg:y2="18.794cm" draw:start-shape="id19" draw:start-glue-point="7" draw:end-shape="id20" draw:end-glue-point="4" svg:d="M10806 17878l-551 916" svg:viewBox="0 0 552 917">
          <text:p/>
        </draw:connector>
        <draw:connector draw:style-name="gr7" draw:text-style-name="P3" draw:layer="layout" draw:type="line" svg:x1="11.704cm" svg:y1="17.878cm" svg:x2="12.255cm" svg:y2="18.794cm" draw:start-shape="id19" draw:start-glue-point="9" draw:end-shape="id21" draw:end-glue-point="4" svg:d="M11704 17878l551 916" svg:viewBox="0 0 552 917">
          <text:p/>
        </draw:connector>
        <draw:connector draw:style-name="gr7" draw:text-style-name="P3" draw:layer="layout" draw:type="line" svg:x1="13.704cm" svg:y1="15.878cm" svg:x2="14.806cm" svg:y2="16.98cm" draw:start-shape="id18" draw:start-glue-point="9" draw:end-shape="id22" draw:end-glue-point="5" svg:d="M13704 15878l1102 1102" svg:viewBox="0 0 1103 1103">
          <text:p/>
        </draw:connector>
        <draw:connector draw:style-name="gr7" draw:text-style-name="P3" draw:layer="layout" draw:type="line" svg:x1="14.806cm" svg:y1="17.878cm" svg:x2="14.255cm" svg:y2="18.794cm" draw:start-shape="id22" draw:start-glue-point="7" draw:end-shape="id23" draw:end-glue-point="4" svg:d="M14806 17878l-551 916" svg:viewBox="0 0 552 917">
          <text:p/>
        </draw:connector>
      </draw:page>
      <draw:page draw:name="page2" draw:style-name="dp1" draw:master-page-name="Default">
        <draw:custom-shape draw:style-name="gr4" draw:text-style-name="P1" xml:id="id24" draw:id="id24" draw:layer="layout" svg:width="1.27cm" svg:height="1.27cm" svg:x="1.62cm" svg:y="4.79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8" draw:id="id28" draw:layer="layout" svg:width="1.27cm" svg:height="1.27cm" svg:x="1.62cm" svg:y="8.79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9" draw:id="id29" draw:layer="layout" svg:width="1.27cm" svg:height="1.27cm" svg:x="5.62cm" svg:y="10.79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5" draw:id="id25" draw:layer="layout" svg:width="1.27cm" svg:height="1.27cm" svg:x="5.62cm" svg:y="2.79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6" draw:id="id26" draw:layer="layout" svg:width="1.27cm" svg:height="1.27cm" svg:x="9.62cm" svg:y="2.794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7" draw:id="id27" draw:layer="layout" svg:width="1.27cm" svg:height="1.27cm" svg:x="7.62cm" svg:y="6.79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0" draw:id="id30" draw:layer="layout" svg:width="1.27cm" svg:height="1.27cm" svg:x="9.62cm" svg:y="10.794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1" draw:id="id31" draw:layer="layout" svg:width="1.27cm" svg:height="1.27cm" svg:x="13.62cm" svg:y="8.794cm">
          <text:p text:style-name="P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2" draw:id="id32" draw:layer="layout" svg:width="1.27cm" svg:height="1.27cm" svg:x="13.62cm" svg:y="4.794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2.704cm" svg:y1="4.98cm" svg:x2="5.62cm" svg:y2="3.429cm" draw:start-shape="id24" draw:start-glue-point="11" draw:end-shape="id25" draw:end-glue-point="6" svg:d="M2704 4980l2916-1551" svg:viewBox="0 0 2917 1552">
          <text:p/>
        </draw:connector>
        <draw:connector draw:style-name="gr8" draw:text-style-name="P3" draw:layer="layout" draw:type="line" svg:x1="6.89cm" svg:y1="3.429cm" svg:x2="9.62cm" svg:y2="3.429cm" draw:start-shape="id25" draw:start-glue-point="10" draw:end-shape="id26" draw:end-glue-point="6" svg:d="M6890 3429h2730" svg:viewBox="0 0 2731 1">
          <text:p/>
        </draw:connector>
        <draw:connector draw:style-name="gr8" draw:text-style-name="P3" draw:layer="layout" draw:type="line" svg:x1="9.806cm" svg:y1="3.878cm" svg:x2="8.704cm" svg:y2="6.98cm" draw:start-shape="id26" draw:start-glue-point="7" draw:end-shape="id27" draw:end-glue-point="11" svg:d="M9806 3878l-1102 3102" svg:viewBox="0 0 1103 3103">
          <text:p/>
        </draw:connector>
        <draw:connector draw:style-name="gr8" draw:text-style-name="P3" draw:layer="layout" draw:type="line" svg:x1="7.806cm" svg:y1="6.98cm" svg:x2="6.255cm" svg:y2="4.064cm" draw:start-shape="id27" draw:start-glue-point="5" draw:end-shape="id25" draw:end-glue-point="8" svg:d="M7806 6980l-1551-2916" svg:viewBox="0 0 1552 2917">
          <text:p/>
        </draw:connector>
        <draw:connector draw:style-name="gr8" draw:text-style-name="P3" draw:layer="layout" draw:type="line" svg:x1="7.62cm" svg:y1="7.429cm" svg:x2="2.89cm" svg:y2="9.429cm" draw:start-shape="id27" draw:start-glue-point="6" draw:end-shape="id28" draw:end-glue-point="10" svg:d="M7620 7429l-4730 2000" svg:viewBox="0 0 4731 2001">
          <text:p/>
        </draw:connector>
        <draw:connector draw:style-name="gr8" draw:text-style-name="P3" draw:layer="layout" draw:type="line" svg:x1="2.255cm" svg:y1="6.064cm" svg:x2="2.255cm" svg:y2="8.794cm" draw:start-shape="id24" draw:start-glue-point="8" draw:end-shape="id28" draw:end-glue-point="4" svg:d="M2255 6064v2730" svg:viewBox="0 0 1 2731">
          <text:p/>
        </draw:connector>
        <draw:connector draw:style-name="gr8" draw:text-style-name="P3" draw:layer="layout" draw:type="line" svg:x1="2.704cm" svg:y1="9.878cm" svg:x2="5.62cm" svg:y2="11.429cm" draw:start-shape="id28" draw:start-glue-point="9" draw:end-shape="id29" draw:end-glue-point="6" svg:d="M2704 9878l2916 1551" svg:viewBox="0 0 2917 1552">
          <text:p/>
        </draw:connector>
        <draw:connector draw:style-name="gr8" draw:text-style-name="P3" draw:layer="layout" draw:type="line" svg:x1="6.89cm" svg:y1="11.429cm" svg:x2="9.62cm" svg:y2="11.429cm" draw:start-shape="id29" draw:start-glue-point="10" draw:end-shape="id30" draw:end-glue-point="6" svg:d="M6890 11429h2730" svg:viewBox="0 0 2731 1">
          <text:p/>
        </draw:connector>
        <draw:connector draw:style-name="gr8" draw:text-style-name="P3" draw:layer="layout" draw:type="line" svg:x1="9.806cm" svg:y1="10.98cm" svg:x2="8.704cm" svg:y2="7.878cm" draw:start-shape="id30" draw:start-glue-point="5" draw:end-shape="id27" draw:end-glue-point="9" svg:d="M9806 10980l-1102-3102" svg:viewBox="0 0 1103 3103">
          <text:p/>
        </draw:connector>
        <draw:connector draw:style-name="gr8" draw:text-style-name="P3" draw:layer="layout" draw:type="line" svg:x1="10.89cm" svg:y1="11.429cm" svg:x2="13.806cm" svg:y2="9.878cm" draw:start-shape="id30" draw:start-glue-point="10" draw:end-shape="id31" draw:end-glue-point="7" svg:d="M10890 11429l2916-1551" svg:viewBox="0 0 2917 1552">
          <text:p/>
        </draw:connector>
        <draw:connector draw:style-name="gr8" draw:text-style-name="P3" draw:layer="layout" draw:type="line" svg:x1="10.704cm" svg:y1="3.878cm" svg:x2="13.806cm" svg:y2="4.98cm" draw:start-shape="id26" draw:start-glue-point="9" draw:end-shape="id32" draw:end-glue-point="5" svg:d="M10704 3878l3102 1102" svg:viewBox="0 0 3103 1103">
          <text:p/>
        </draw:connector>
        <draw:connector draw:style-name="gr8" draw:text-style-name="P3" draw:layer="layout" draw:type="line" svg:x1="8.89cm" svg:y1="7.429cm" svg:x2="13.806cm" svg:y2="5.878cm" draw:start-shape="id27" draw:start-glue-point="10" draw:end-shape="id32" draw:end-glue-point="7" svg:d="M8890 7429l4916-1551" svg:viewBox="0 0 4917 1552">
          <text:p/>
        </draw:connector>
        <draw:connector draw:style-name="gr8" draw:text-style-name="P3" draw:layer="layout" draw:type="line" svg:x1="8.89cm" svg:y1="7.429cm" svg:x2="13.806cm" svg:y2="8.98cm" draw:start-shape="id27" draw:start-glue-point="10" draw:end-shape="id31" draw:end-glue-point="5" svg:d="M8890 7429l4916 1551" svg:viewBox="0 0 4917 1552">
          <text:p/>
        </draw:connector>
        <draw:connector draw:style-name="gr8" draw:text-style-name="P3" draw:layer="layout" draw:type="line" svg:x1="7.806cm" svg:y1="7.878cm" svg:x2="6.255cm" svg:y2="10.794cm" draw:start-shape="id27" draw:start-glue-point="7" draw:end-shape="id29" draw:end-glue-point="4" svg:d="M7806 7878l-1551 2916" svg:viewBox="0 0 1552 2917">
          <text:p/>
        </draw:connector>
        <draw:connector draw:style-name="gr8" draw:text-style-name="P3" draw:layer="layout" draw:line-skew="0.174cm -2.491cm" svg:x1="14.89cm" svg:y1="9.429cm" svg:x2="2.255cm" svg:y2="4.794cm" draw:start-shape="id31" draw:start-glue-point="10" draw:end-shape="id24" draw:end-glue-point="4" svg:d="M14890 9429h715v-7667h-13350v3032" svg:viewBox="0 0 13351 7668">
          <text:p/>
        </draw:connector>
        <draw:connector draw:style-name="gr9" draw:text-style-name="P3" draw:layer="layout" draw:type="line" svg:x1="14.255cm" svg:y1="6.064cm" svg:x2="14.255cm" svg:y2="8.794cm" draw:start-shape="id32" draw:start-glue-point="8" draw:end-shape="id31" draw:end-glue-point="4" svg:d="M14255 6064v2730" svg:viewBox="0 0 1 2731">
          <text:p/>
        </draw:connector>
        <draw:custom-shape draw:style-name="gr4" draw:text-style-name="P1" xml:id="id33" draw:id="id33" draw:layer="layout" svg:width="1.27cm" svg:height="1.27cm" svg:x="1.62cm" svg:y="17.79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5" draw:id="id35" draw:layer="layout" svg:width="1.27cm" svg:height="1.27cm" svg:x="1.62cm" svg:y="20.79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7" draw:id="id37" draw:layer="layout" svg:width="1.27cm" svg:height="1.27cm" svg:x="4.62cm" svg:y="22.79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6" draw:id="id36" draw:layer="layout" svg:width="1.27cm" svg:height="1.27cm" svg:x="4.62cm" svg:y="19.24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4" draw:id="id34" draw:layer="layout" svg:width="1.27cm" svg:height="1.27cm" svg:x="4.62cm" svg:y="15.79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7.62cm" svg:y="17.794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7.62cm" svg:y="20.794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8" draw:id="id38" draw:layer="layout" svg:width="1.27cm" svg:height="1.27cm" svg:x="10.62cm" svg:y="19.244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1" draw:id="id41" draw:layer="layout" svg:width="1.27cm" svg:height="1.27cm" svg:x="16.62cm" svg:y="19.244cm">
          <text:p text:style-name="P2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9" draw:id="id39" draw:layer="layout" svg:width="1.27cm" svg:height="1.27cm" svg:x="13.62cm" svg:y="17.794cm">
          <text:p text:style-name="P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0" draw:id="id40" draw:layer="layout" svg:width="1.27cm" svg:height="1.27cm" svg:x="13.62cm" svg:y="20.794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3" draw:id="id43" draw:layer="layout" svg:width="1.27cm" svg:height="1.27cm" svg:x="19.62cm" svg:y="22.794cm">
          <text:p text:style-name="P2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4" draw:id="id44" draw:layer="layout" svg:width="1.27cm" svg:height="1.27cm" svg:x="19.62cm" svg:y="19.244cm">
          <text:p text:style-name="P2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2" draw:id="id42" draw:layer="layout" svg:width="1.27cm" svg:height="1.27cm" svg:x="19.62cm" svg:y="15.794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2.704cm" svg:y1="17.98cm" svg:x2="4.62cm" svg:y2="16.429cm" draw:start-shape="id33" draw:start-glue-point="11" draw:end-shape="id34" draw:end-glue-point="6" svg:d="M2704 17980l1916-1551" svg:viewBox="0 0 1917 1552">
          <text:p/>
        </draw:connector>
        <draw:connector draw:style-name="gr8" draw:text-style-name="P3" draw:layer="layout" draw:type="line" svg:x1="2.704cm" svg:y1="20.98cm" svg:x2="4.806cm" svg:y2="16.878cm" draw:start-shape="id35" draw:start-glue-point="11" draw:end-shape="id34" draw:end-glue-point="7" svg:d="M2704 20980l2102-4102" svg:viewBox="0 0 2103 4103">
          <text:p/>
        </draw:connector>
        <draw:connector draw:style-name="gr8" draw:text-style-name="P3" draw:layer="layout" draw:type="line" svg:x1="2.89cm" svg:y1="21.429cm" svg:x2="4.62cm" svg:y2="19.879cm" draw:start-shape="id35" draw:start-glue-point="10" draw:end-shape="id36" draw:end-glue-point="6" svg:d="M2890 21429l1730-1550" svg:viewBox="0 0 1731 1551">
          <text:p/>
        </draw:connector>
        <draw:connector draw:style-name="gr8" draw:text-style-name="P3" draw:layer="layout" draw:type="line" svg:x1="2.704cm" svg:y1="21.878cm" svg:x2="4.62cm" svg:y2="23.429cm" draw:start-shape="id35" draw:start-glue-point="9" draw:end-shape="id37" draw:end-glue-point="6" svg:d="M2704 21878l1916 1551" svg:viewBox="0 0 1917 1552">
          <text:p/>
        </draw:connector>
        <draw:connector draw:style-name="gr8" draw:text-style-name="P3" draw:layer="layout" draw:type="line" svg:x1="2.704cm" svg:y1="18.878cm" svg:x2="4.806cm" svg:y2="22.98cm" draw:start-shape="id33" draw:start-glue-point="9" draw:end-shape="id37" draw:end-glue-point="5" svg:d="M2704 18878l2102 4102" svg:viewBox="0 0 2103 4103">
          <text:p/>
        </draw:connector>
        <draw:connector draw:style-name="gr8" draw:text-style-name="P3" draw:layer="layout" draw:type="line" svg:x1="2.89cm" svg:y1="18.429cm" svg:x2="4.62cm" svg:y2="19.879cm" draw:start-shape="id33" draw:start-glue-point="10" draw:end-shape="id36" draw:end-glue-point="6" svg:d="M2890 18429l1730 1450" svg:viewBox="0 0 1731 1451">
          <text:p/>
        </draw:connector>
        <draw:connector draw:style-name="gr8" draw:text-style-name="P3" draw:layer="layout" draw:type="line" svg:x1="5.89cm" svg:y1="19.879cm" svg:x2="7.62cm" svg:y2="18.429cm" draw:start-shape="id36" draw:start-glue-point="10" svg:d="M5890 19879l1730-1450" svg:viewBox="0 0 1731 1451">
          <text:p/>
        </draw:connector>
        <draw:connector draw:style-name="gr8" draw:text-style-name="P3" draw:layer="layout" draw:type="line" svg:x1="5.89cm" svg:y1="19.879cm" svg:x2="7.62cm" svg:y2="21.429cm" draw:start-shape="id36" draw:start-glue-point="10" svg:d="M5890 19879l1730 1550" svg:viewBox="0 0 1731 1551">
          <text:p/>
        </draw:connector>
        <draw:connector draw:style-name="gr8" draw:text-style-name="P3" draw:layer="layout" draw:type="line" svg:x1="8.89cm" svg:y1="21.429cm" svg:x2="10.62cm" svg:y2="19.879cm" draw:end-shape="id38" draw:end-glue-point="6" svg:d="M8890 21429l1730-1550" svg:viewBox="0 0 1731 1551">
          <text:p/>
        </draw:connector>
        <draw:connector draw:style-name="gr8" draw:text-style-name="P3" draw:layer="layout" draw:type="line" svg:x1="8.89cm" svg:y1="18.429cm" svg:x2="10.62cm" svg:y2="19.879cm" draw:end-shape="id38" draw:end-glue-point="6" svg:d="M8890 18429l1730 1450" svg:viewBox="0 0 1731 1451">
          <text:p/>
        </draw:connector>
        <draw:connector draw:style-name="gr8" draw:text-style-name="P3" draw:layer="layout" draw:type="line" svg:x1="8.89cm" svg:y1="18.429cm" svg:x2="13.62cm" svg:y2="18.429cm" draw:end-shape="id39" draw:end-glue-point="6" svg:d="M8890 18429h4730" svg:viewBox="0 0 4731 1">
          <text:p/>
        </draw:connector>
        <draw:connector draw:style-name="gr8" draw:text-style-name="P3" draw:layer="layout" draw:type="line" svg:x1="8.89cm" svg:y1="21.429cm" svg:x2="13.62cm" svg:y2="21.429cm" draw:end-shape="id40" draw:end-glue-point="6" svg:d="M8890 21429h4730" svg:viewBox="0 0 4731 1">
          <text:p/>
        </draw:connector>
        <draw:connector draw:style-name="gr8" draw:text-style-name="P3" draw:layer="layout" draw:type="line" svg:x1="11.89cm" svg:y1="19.879cm" svg:x2="13.62cm" svg:y2="21.429cm" draw:start-shape="id38" draw:start-glue-point="10" draw:end-shape="id40" draw:end-glue-point="6" svg:d="M11890 19879l1730 1550" svg:viewBox="0 0 1731 1551">
          <text:p/>
        </draw:connector>
        <draw:connector draw:style-name="gr8" draw:text-style-name="P3" draw:layer="layout" draw:type="line" svg:x1="11.89cm" svg:y1="19.879cm" svg:x2="13.62cm" svg:y2="18.429cm" draw:start-shape="id38" draw:start-glue-point="10" draw:end-shape="id39" draw:end-glue-point="6" svg:d="M11890 19879l1730-1450" svg:viewBox="0 0 1731 1451">
          <text:p/>
        </draw:connector>
        <draw:connector draw:style-name="gr8" draw:text-style-name="P3" draw:layer="layout" draw:type="line" svg:x1="11.89cm" svg:y1="19.879cm" svg:x2="16.62cm" svg:y2="19.879cm" draw:start-shape="id38" draw:start-glue-point="10" draw:end-shape="id41" draw:end-glue-point="6" svg:d="M11890 19879h4730" svg:viewBox="0 0 4731 1">
          <text:p/>
        </draw:connector>
        <draw:connector draw:style-name="gr8" draw:text-style-name="P3" draw:layer="layout" draw:type="line" svg:x1="14.89cm" svg:y1="18.429cm" svg:x2="16.62cm" svg:y2="19.879cm" draw:start-shape="id39" draw:start-glue-point="10" draw:end-shape="id41" draw:end-glue-point="6" svg:d="M14890 18429l1730 1450" svg:viewBox="0 0 1731 1451">
          <text:p/>
        </draw:connector>
        <draw:connector draw:style-name="gr8" draw:text-style-name="P3" draw:layer="layout" draw:type="line" svg:x1="14.89cm" svg:y1="21.429cm" svg:x2="16.62cm" svg:y2="19.879cm" draw:start-shape="id40" draw:start-glue-point="10" draw:end-shape="id41" draw:end-glue-point="6" svg:d="M14890 21429l1730-1550" svg:viewBox="0 0 1731 1551">
          <text:p/>
        </draw:connector>
        <draw:connector draw:style-name="gr8" draw:text-style-name="P3" draw:layer="layout" draw:type="line" svg:x1="14.89cm" svg:y1="18.429cm" svg:x2="19.62cm" svg:y2="16.429cm" draw:start-shape="id39" draw:start-glue-point="10" draw:end-shape="id42" draw:end-glue-point="6" svg:d="M14890 18429l4730-2000" svg:viewBox="0 0 4731 2001">
          <text:p/>
        </draw:connector>
        <draw:connector draw:style-name="gr8" draw:text-style-name="P3" draw:layer="layout" draw:type="line" svg:x1="14.89cm" svg:y1="21.429cm" svg:x2="19.62cm" svg:y2="23.429cm" draw:start-shape="id40" draw:start-glue-point="10" draw:end-shape="id43" draw:end-glue-point="6" svg:d="M14890 21429l4730 2000" svg:viewBox="0 0 4731 2001">
          <text:p/>
        </draw:connector>
        <draw:connector draw:style-name="gr8" draw:text-style-name="P3" draw:layer="layout" draw:type="line" svg:x1="17.704cm" svg:y1="20.328cm" svg:x2="19.62cm" svg:y2="23.429cm" draw:start-shape="id41" draw:start-glue-point="9" draw:end-shape="id43" draw:end-glue-point="6" svg:d="M17704 20328l1916 3101" svg:viewBox="0 0 1917 3102">
          <text:p/>
        </draw:connector>
        <draw:connector draw:style-name="gr8" draw:text-style-name="P3" draw:layer="layout" draw:type="line" svg:x1="17.89cm" svg:y1="19.879cm" svg:x2="19.62cm" svg:y2="19.879cm" draw:start-shape="id41" draw:start-glue-point="10" draw:end-shape="id44" draw:end-glue-point="6" svg:d="M17890 19879h1730" svg:viewBox="0 0 1731 1">
          <text:p/>
        </draw:connector>
        <draw:connector draw:style-name="gr8" draw:text-style-name="P3" draw:layer="layout" draw:type="line" svg:x1="17.704cm" svg:y1="19.43cm" svg:x2="19.62cm" svg:y2="16.429cm" draw:start-shape="id41" draw:start-glue-point="11" draw:end-shape="id42" draw:end-glue-point="6" svg:d="M17704 19430l1916-3001" svg:viewBox="0 0 1917 3002">
          <text:p/>
        </draw:connector>
        <draw:connector draw:style-name="gr8" draw:text-style-name="P3" draw:layer="layout" draw:type="line" svg:x1="5.89cm" svg:y1="16.429cm" svg:x2="7.62cm" svg:y2="18.429cm" draw:start-shape="id34" draw:start-glue-point="10" svg:d="M5890 16429l1730 2000" svg:viewBox="0 0 1731 2001">
          <text:p/>
        </draw:connector>
        <draw:connector draw:style-name="gr8" draw:text-style-name="P3" draw:layer="layout" draw:type="line" svg:x1="5.89cm" svg:y1="23.429cm" svg:x2="7.62cm" svg:y2="21.429cm" draw:start-shape="id37" draw:start-glue-point="10" svg:d="M5890 23429l1730-2000" svg:viewBox="0 0 1731 2001">
          <text:p/>
        </draw:connector>
      </draw:page>
      <draw:page draw:name="page3" draw:style-name="dp1" draw:master-page-name="Default">
        <draw:custom-shape draw:style-name="gr10" draw:text-style-name="P4" xml:id="id45" draw:id="id45" draw:layer="layout" svg:width="1.27cm" svg:height="1.27cm" svg:x="9.62cm" svg:y="1.79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46" draw:id="id46" draw:layer="layout" svg:width="1.27cm" svg:height="1.27cm" svg:x="6.62cm" svg:y="3.79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49" draw:id="id49" draw:layer="layout" svg:width="1.27cm" svg:height="1.27cm" svg:x="12.62cm" svg:y="3.794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51" draw:id="id51" draw:layer="layout" svg:width="1.27cm" svg:height="1.27cm" svg:x="10.62cm" svg:y="5.794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50" draw:id="id50" draw:layer="layout" svg:width="1.27cm" svg:height="1.27cm" svg:x="14.62cm" svg:y="5.794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52" draw:id="id52" draw:layer="layout" svg:width="1.27cm" svg:height="1.27cm" svg:x="15.62cm" svg:y="7.79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48" draw:id="id48" draw:layer="layout" svg:width="1.27cm" svg:height="1.27cm" svg:x="8.62cm" svg:y="5.79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47" draw:id="id47" draw:layer="layout" svg:width="1.27cm" svg:height="1.27cm" svg:x="4.62cm" svg:y="5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9.806cm" svg:y1="2.878cm" svg:x2="7.704cm" svg:y2="3.98cm" draw:start-shape="id45" draw:start-glue-point="7" draw:end-shape="id46" draw:end-glue-point="11" svg:d="M9806 2878l-2102 1102" svg:viewBox="0 0 2103 1103">
          <text:p/>
        </draw:connector>
        <draw:connector draw:style-name="gr8" draw:text-style-name="P3" draw:layer="layout" draw:type="line" svg:x1="6.806cm" svg:y1="4.878cm" svg:x2="5.704cm" svg:y2="5.98cm" draw:start-shape="id46" draw:start-glue-point="7" draw:end-shape="id47" draw:end-glue-point="11" svg:d="M6806 4878l-1102 1102" svg:viewBox="0 0 1103 1103">
          <text:p/>
        </draw:connector>
        <draw:connector draw:style-name="gr8" draw:text-style-name="P3" draw:layer="layout" draw:type="line" svg:x1="7.704cm" svg:y1="4.878cm" svg:x2="8.806cm" svg:y2="5.98cm" draw:start-shape="id46" draw:start-glue-point="9" draw:end-shape="id48" draw:end-glue-point="5" svg:d="M7704 4878l1102 1102" svg:viewBox="0 0 1103 1103">
          <text:p/>
        </draw:connector>
        <draw:connector draw:style-name="gr8" draw:text-style-name="P3" draw:layer="layout" draw:type="line" svg:x1="10.704cm" svg:y1="2.878cm" svg:x2="12.806cm" svg:y2="3.98cm" draw:start-shape="id45" draw:start-glue-point="9" draw:end-shape="id49" draw:end-glue-point="5" svg:d="M10704 2878l2102 1102" svg:viewBox="0 0 2103 1103">
          <text:p/>
        </draw:connector>
        <draw:connector draw:style-name="gr8" draw:text-style-name="P3" draw:layer="layout" draw:type="line" svg:x1="13.704cm" svg:y1="4.878cm" svg:x2="14.806cm" svg:y2="5.98cm" draw:start-shape="id49" draw:start-glue-point="9" draw:end-shape="id50" draw:end-glue-point="5" svg:d="M13704 4878l1102 1102" svg:viewBox="0 0 1103 1103">
          <text:p/>
        </draw:connector>
        <draw:connector draw:style-name="gr8" draw:text-style-name="P3" draw:layer="layout" draw:type="line" svg:x1="12.806cm" svg:y1="4.878cm" svg:x2="11.704cm" svg:y2="5.98cm" draw:start-shape="id49" draw:start-glue-point="7" draw:end-shape="id51" draw:end-glue-point="11" svg:d="M12806 4878l-1102 1102" svg:viewBox="0 0 1103 1103">
          <text:p/>
        </draw:connector>
        <draw:connector draw:style-name="gr8" draw:text-style-name="P3" draw:layer="layout" draw:type="line" svg:x1="15.704cm" svg:y1="6.878cm" svg:x2="16.255cm" svg:y2="7.794cm" draw:start-shape="id50" draw:start-glue-point="9" draw:end-shape="id52" draw:end-glue-point="4" svg:d="M15704 6878l551 916" svg:viewBox="0 0 552 917">
          <text:p/>
        </draw:connector>
        <draw:custom-shape draw:style-name="gr10" draw:text-style-name="P4" xml:id="id53" draw:id="id53" draw:layer="layout" svg:width="1.27cm" svg:height="1.27cm" svg:x="9.62cm" svg:y="10.79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54" draw:id="id54" draw:layer="layout" svg:width="1.27cm" svg:height="1.27cm" svg:x="6.62cm" svg:y="12.79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57" draw:id="id57" draw:layer="layout" svg:width="1.27cm" svg:height="1.27cm" svg:x="12.62cm" svg:y="12.794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59" draw:id="id59" draw:layer="layout" svg:width="1.27cm" svg:height="1.27cm" svg:x="10.62cm" svg:y="14.794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58" draw:id="id58" draw:layer="layout" svg:width="1.27cm" svg:height="1.27cm" svg:x="14.62cm" svg:y="14.794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60" draw:id="id60" draw:layer="layout" svg:width="1.27cm" svg:height="1.27cm" svg:x="15.62cm" svg:y="16.79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56" draw:id="id56" draw:layer="layout" svg:width="1.27cm" svg:height="1.27cm" svg:x="8.62cm" svg:y="14.79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55" draw:id="id55" draw:layer="layout" svg:width="1.27cm" svg:height="1.27cm" svg:x="4.62cm" svg:y="14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9.806cm" svg:y1="11.878cm" svg:x2="7.704cm" svg:y2="12.98cm" draw:start-shape="id53" draw:start-glue-point="7" draw:end-shape="id54" draw:end-glue-point="11" svg:d="M9806 11878l-2102 1102" svg:viewBox="0 0 2103 1103">
          <text:p/>
        </draw:connector>
        <draw:connector draw:style-name="gr8" draw:text-style-name="P3" draw:layer="layout" draw:type="line" svg:x1="6.806cm" svg:y1="13.878cm" svg:x2="5.704cm" svg:y2="14.98cm" draw:start-shape="id54" draw:start-glue-point="7" draw:end-shape="id55" draw:end-glue-point="11" svg:d="M6806 13878l-1102 1102" svg:viewBox="0 0 1103 1103">
          <text:p/>
        </draw:connector>
        <draw:connector draw:style-name="gr8" draw:text-style-name="P3" draw:layer="layout" draw:type="line" svg:x1="7.704cm" svg:y1="13.878cm" svg:x2="8.806cm" svg:y2="14.98cm" draw:start-shape="id54" draw:start-glue-point="9" draw:end-shape="id56" draw:end-glue-point="5" svg:d="M7704 13878l1102 1102" svg:viewBox="0 0 1103 1103">
          <text:p/>
        </draw:connector>
        <draw:connector draw:style-name="gr8" draw:text-style-name="P3" draw:layer="layout" draw:type="line" svg:x1="10.704cm" svg:y1="11.878cm" svg:x2="12.806cm" svg:y2="12.98cm" draw:start-shape="id53" draw:start-glue-point="9" draw:end-shape="id57" draw:end-glue-point="5" svg:d="M10704 11878l2102 1102" svg:viewBox="0 0 2103 1103">
          <text:p/>
        </draw:connector>
        <draw:connector draw:style-name="gr8" draw:text-style-name="P3" draw:layer="layout" draw:type="line" svg:x1="13.704cm" svg:y1="13.878cm" svg:x2="14.806cm" svg:y2="14.98cm" draw:start-shape="id57" draw:start-glue-point="9" draw:end-shape="id58" draw:end-glue-point="5" svg:d="M13704 13878l1102 1102" svg:viewBox="0 0 1103 1103">
          <text:p/>
        </draw:connector>
        <draw:connector draw:style-name="gr8" draw:text-style-name="P3" draw:layer="layout" draw:type="line" svg:x1="12.806cm" svg:y1="13.878cm" svg:x2="11.704cm" svg:y2="14.98cm" draw:start-shape="id57" draw:start-glue-point="7" draw:end-shape="id59" draw:end-glue-point="11" svg:d="M12806 13878l-1102 1102" svg:viewBox="0 0 1103 1103">
          <text:p/>
        </draw:connector>
        <draw:connector draw:style-name="gr8" draw:text-style-name="P3" draw:layer="layout" draw:type="line" svg:x1="15.704cm" svg:y1="15.878cm" svg:x2="16.255cm" svg:y2="16.794cm" draw:start-shape="id58" draw:start-glue-point="9" draw:end-shape="id60" draw:end-glue-point="4" svg:d="M15704 15878l551 916" svg:viewBox="0 0 552 917">
          <text:p/>
        </draw:connector>
      </draw:page>
      <draw:page draw:name="page4" draw:style-name="dp1" draw:master-page-name="Default">
        <draw:custom-shape draw:style-name="gr10" draw:text-style-name="P4" xml:id="id61" draw:id="id61" draw:layer="layout" svg:width="1.27cm" svg:height="1.27cm" svg:x="9.62cm" svg:y="1.79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62" draw:id="id62" draw:layer="layout" svg:width="1.27cm" svg:height="1.27cm" svg:x="6.62cm" svg:y="3.79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65" draw:id="id65" draw:layer="layout" svg:width="1.27cm" svg:height="1.27cm" svg:x="12.62cm" svg:y="3.794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67" draw:id="id67" draw:layer="layout" svg:width="1.27cm" svg:height="1.27cm" svg:x="10.62cm" svg:y="5.794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66" draw:id="id66" draw:layer="layout" svg:width="1.27cm" svg:height="1.27cm" svg:x="14.62cm" svg:y="5.79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68" draw:id="id68" draw:layer="layout" svg:width="1.27cm" svg:height="1.27cm" svg:x="13.62cm" svg:y="7.794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64" draw:id="id64" draw:layer="layout" svg:width="1.27cm" svg:height="1.27cm" svg:x="8.62cm" svg:y="5.79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63" draw:id="id63" draw:layer="layout" svg:width="1.27cm" svg:height="1.27cm" svg:x="4.62cm" svg:y="5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9.806cm" svg:y1="2.878cm" svg:x2="7.704cm" svg:y2="3.98cm" draw:start-shape="id61" draw:start-glue-point="7" draw:end-shape="id62" draw:end-glue-point="11" svg:d="M9806 2878l-2102 1102" svg:viewBox="0 0 2103 1103">
          <text:p/>
        </draw:connector>
        <draw:connector draw:style-name="gr8" draw:text-style-name="P3" draw:layer="layout" draw:type="line" svg:x1="6.806cm" svg:y1="4.878cm" svg:x2="5.704cm" svg:y2="5.98cm" draw:start-shape="id62" draw:start-glue-point="7" draw:end-shape="id63" draw:end-glue-point="11" svg:d="M6806 4878l-1102 1102" svg:viewBox="0 0 1103 1103">
          <text:p/>
        </draw:connector>
        <draw:connector draw:style-name="gr8" draw:text-style-name="P3" draw:layer="layout" draw:type="line" svg:x1="7.704cm" svg:y1="4.878cm" svg:x2="8.806cm" svg:y2="5.98cm" draw:start-shape="id62" draw:start-glue-point="9" draw:end-shape="id64" draw:end-glue-point="5" svg:d="M7704 4878l1102 1102" svg:viewBox="0 0 1103 1103">
          <text:p/>
        </draw:connector>
        <draw:connector draw:style-name="gr8" draw:text-style-name="P3" draw:layer="layout" draw:type="line" svg:x1="10.704cm" svg:y1="2.878cm" svg:x2="12.806cm" svg:y2="3.98cm" draw:start-shape="id61" draw:start-glue-point="9" draw:end-shape="id65" draw:end-glue-point="5" svg:d="M10704 2878l2102 1102" svg:viewBox="0 0 2103 1103">
          <text:p/>
        </draw:connector>
        <draw:connector draw:style-name="gr8" draw:text-style-name="P3" draw:layer="layout" draw:type="line" svg:x1="13.704cm" svg:y1="4.878cm" svg:x2="14.806cm" svg:y2="5.98cm" draw:start-shape="id65" draw:start-glue-point="9" draw:end-shape="id66" draw:end-glue-point="5" svg:d="M13704 4878l1102 1102" svg:viewBox="0 0 1103 1103">
          <text:p/>
        </draw:connector>
        <draw:connector draw:style-name="gr8" draw:text-style-name="P3" draw:layer="layout" draw:type="line" svg:x1="12.806cm" svg:y1="4.878cm" svg:x2="11.704cm" svg:y2="5.98cm" draw:start-shape="id65" draw:start-glue-point="7" draw:end-shape="id67" draw:end-glue-point="11" svg:d="M12806 4878l-1102 1102" svg:viewBox="0 0 1103 1103">
          <text:p/>
        </draw:connector>
        <draw:connector draw:style-name="gr8" draw:text-style-name="P3" draw:layer="layout" draw:type="line" svg:x1="14.806cm" svg:y1="6.878cm" svg:x2="14.255cm" svg:y2="7.794cm" draw:start-shape="id66" draw:start-glue-point="7" draw:end-shape="id68" draw:end-glue-point="4" svg:d="M14806 6878l-551 916" svg:viewBox="0 0 552 917">
          <text:p/>
        </draw:connector>
        <draw:custom-shape draw:style-name="gr10" draw:text-style-name="P4" xml:id="id69" draw:id="id69" draw:layer="layout" svg:width="1.27cm" svg:height="1.27cm" svg:x="9.62cm" svg:y="10.79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70" draw:id="id70" draw:layer="layout" svg:width="1.27cm" svg:height="1.27cm" svg:x="6.62cm" svg:y="12.79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73" draw:id="id73" draw:layer="layout" svg:width="1.27cm" svg:height="1.27cm" svg:x="12.62cm" svg:y="12.794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75" draw:id="id75" draw:layer="layout" svg:width="1.27cm" svg:height="1.27cm" svg:x="10.62cm" svg:y="14.794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74" draw:id="id74" draw:layer="layout" svg:width="1.27cm" svg:height="1.27cm" svg:x="14.62cm" svg:y="14.79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76" draw:id="id76" draw:layer="layout" svg:width="1.27cm" svg:height="1.27cm" svg:x="13.62cm" svg:y="16.794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72" draw:id="id72" draw:layer="layout" svg:width="1.27cm" svg:height="1.27cm" svg:x="8.62cm" svg:y="14.79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71" draw:id="id71" draw:layer="layout" svg:width="1.27cm" svg:height="1.27cm" svg:x="4.62cm" svg:y="14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9.806cm" svg:y1="11.878cm" svg:x2="7.704cm" svg:y2="12.98cm" draw:start-shape="id69" draw:start-glue-point="7" draw:end-shape="id70" draw:end-glue-point="11" svg:d="M9806 11878l-2102 1102" svg:viewBox="0 0 2103 1103">
          <text:p/>
        </draw:connector>
        <draw:connector draw:style-name="gr8" draw:text-style-name="P3" draw:layer="layout" draw:type="line" svg:x1="6.806cm" svg:y1="13.878cm" svg:x2="5.704cm" svg:y2="14.98cm" draw:start-shape="id70" draw:start-glue-point="7" draw:end-shape="id71" draw:end-glue-point="11" svg:d="M6806 13878l-1102 1102" svg:viewBox="0 0 1103 1103">
          <text:p/>
        </draw:connector>
        <draw:connector draw:style-name="gr8" draw:text-style-name="P3" draw:layer="layout" draw:type="line" svg:x1="7.704cm" svg:y1="13.878cm" svg:x2="8.806cm" svg:y2="14.98cm" draw:start-shape="id70" draw:start-glue-point="9" draw:end-shape="id72" draw:end-glue-point="5" svg:d="M7704 13878l1102 1102" svg:viewBox="0 0 1103 1103">
          <text:p/>
        </draw:connector>
        <draw:connector draw:style-name="gr8" draw:text-style-name="P3" draw:layer="layout" draw:type="line" svg:x1="10.704cm" svg:y1="11.878cm" svg:x2="12.806cm" svg:y2="12.98cm" draw:start-shape="id69" draw:start-glue-point="9" draw:end-shape="id73" draw:end-glue-point="5" svg:d="M10704 11878l2102 1102" svg:viewBox="0 0 2103 1103">
          <text:p/>
        </draw:connector>
        <draw:connector draw:style-name="gr8" draw:text-style-name="P3" draw:layer="layout" draw:type="line" svg:x1="13.704cm" svg:y1="13.878cm" svg:x2="14.806cm" svg:y2="14.98cm" draw:start-shape="id73" draw:start-glue-point="9" draw:end-shape="id74" draw:end-glue-point="5" svg:d="M13704 13878l1102 1102" svg:viewBox="0 0 1103 1103">
          <text:p/>
        </draw:connector>
        <draw:connector draw:style-name="gr8" draw:text-style-name="P3" draw:layer="layout" draw:type="line" svg:x1="12.806cm" svg:y1="13.878cm" svg:x2="11.704cm" svg:y2="14.98cm" draw:start-shape="id73" draw:start-glue-point="7" draw:end-shape="id75" draw:end-glue-point="11" svg:d="M12806 13878l-1102 1102" svg:viewBox="0 0 1103 1103">
          <text:p/>
        </draw:connector>
        <draw:connector draw:style-name="gr8" draw:text-style-name="P3" draw:layer="layout" draw:type="line" svg:x1="14.806cm" svg:y1="15.878cm" svg:x2="14.255cm" svg:y2="16.794cm" draw:start-shape="id74" draw:start-glue-point="7" draw:end-shape="id76" draw:end-glue-point="4" svg:d="M14806 15878l-551 916" svg:viewBox="0 0 552 9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16:46:50.941378168</meta:creation-date>
    <dc:date>2019-11-27T17:49:57.937904922</dc:date>
    <meta:editing-duration>PT7M1S</meta:editing-duration>
    <meta:editing-cycles>3</meta:editing-cycles>
    <meta:generator>LibreOffice/6.2.8.2$Linux_X86_64 LibreOffice_project/20$Build-2</meta:generator>
    <meta:document-statistic meta:object-count="167"/>
  </office:meta>
</office:document-meta>
</file>